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903cm" fo:margin-left="0.104cm" fo:margin-right="-0.007cm" fo:margin-top="0.499cm" fo:margin-bottom="0.499cm" table:align="margins"/>
    </style:style>
    <style:style style:name="Táblázat19.A" style:family="table-column">
      <style:table-column-properties style:column-width="2.688cm" style:rel-column-width="10422*"/>
    </style:style>
    <style:style style:name="Táblázat19.B" style:family="table-column">
      <style:table-column-properties style:column-width="6.507cm" style:rel-column-width="25228*"/>
    </style:style>
    <style:style style:name="Táblázat19.C" style:family="table-column">
      <style:table-column-properties style:column-width="4.486cm" style:rel-column-width="17394*"/>
    </style:style>
    <style:style style:name="Táblázat19.D" style:family="table-column">
      <style:table-column-properties style:column-width="3.223cm" style:rel-column-width="12491*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302cm" fo:margin-left="0.104cm" fo:margin-right="1.316cm" fo:margin-top="0.499cm" fo:margin-bottom="0.499cm" table:align="margins"/>
    </style:style>
    <style:style style:name="Táblázat20.A" style:family="table-column">
      <style:table-column-properties style:column-width="3.373cm" style:rel-column-width="14445*"/>
    </style:style>
    <style:style style:name="Táblázat20.B" style:family="table-column">
      <style:table-column-properties style:column-width="11.929cm" style:rel-column-width="51090*"/>
    </style:style>
    <style:style style:name="Táblázat2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transparent" style:font-weight-asian="normal" style:font-weight-complex="normal"/>
    </style:style>
    <style:style style:name="P7" style:family="paragraph" style:parent-style-name="_5b_RPG_5d__20_Táblázattartalom_20_-_20_fejléc">
      <style:text-properties style:use-window-font-color="true"/>
    </style:style>
    <style:style style:name="P8" style:family="paragraph" style:parent-style-name="Text_20_body">
      <style:text-properties fo:background-color="transparent"/>
    </style:style>
    <style:style style:name="P9" style:family="paragraph" style:parent-style-name="Text_20_body">
      <style:text-properties style:font-name="FreeSerif5" fo:font-size="10pt" style:font-size-asian="10pt" style:font-size-complex="10pt"/>
    </style:style>
    <style:style style:name="P10" style:family="paragraph" style:parent-style-name="Text_20_body">
      <style:text-properties style:text-underline-style="solid" style:text-underline-width="auto" style:text-underline-color="font-color"/>
    </style:style>
    <style:style style:name="P11" style:family="paragraph" style:parent-style-name="Text_20_body">
      <style:text-properties fo:font-size="9pt" style:text-underline-style="none" style:font-size-asian="9pt" style:font-size-complex="9pt"/>
    </style:style>
    <style:style style:name="P12" style:family="paragraph" style:parent-style-name="Text_20_body">
      <style:paragraph-properties fo:break-before="page"/>
      <style:text-properties style:text-underline-style="solid" style:text-underline-width="auto" style:text-underline-color="font-color"/>
    </style:style>
    <style:style style:name="P13" style:family="paragraph" style:parent-style-name="Text_20_body" style:list-style-name="L1"/>
    <style:style style:name="P14" style:family="paragraph" style:parent-style-name="Heading_20_4" style:master-page-name="First_20_Page"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none" style:font-name="FreeSerif5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7" style:family="text">
      <style:text-properties fo:background-color="transparent"/>
    </style:style>
    <style:style style:name="T8" style:family="text">
      <style:text-properties style:use-window-font-color="true" fo:font-weight="normal" fo:background-color="transparent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4">Etikett</text:h>
      <text:p text:style-name="Text_20_body"><text:span text:style-name="T1">Próba: </text:span><text:span text:style-name="T2">dobható</text:span></text:p>
      <text:p text:style-name="Text_20_body"><text:span text:style-name="T1">Domináns Tulajdonságok</text:span>: Fogékonyság, Intelligencia, <text:span text:style-name="T7">Önuralom, Emlékezet</text:span></text:p>
      <text:p text:style-name="Text_20_body"><text:span text:style-name="T1">Leírás</text:span>: <text:span text:style-name="T7">Hogy kell köszönteni a nemesi vendégeket, hogyan kell udvariasan hárítani egy meghívást, mi számít könnyed tréfának és mi halálos sértésnek? Egy adott kultúrkör etikettjében jártas egyén jól elboldogul a fenti problémákkal. A képzettség tehát nem más, mint a nemesi környezetben való érvényesülés képessége.</text:span></text:p>
      <text:p text:style-name="Text_20_body"><text:span text:style-name="T1">Kapcsolódó fortélyok</text:span>: <text:span text:style-name="T7">-</text:span></text:p>
      <text:p text:style-name="P8"><text:span text:style-name="T3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7">Képzettség Szint</text:p>
            </table:table-cell>
            <table:table-cell table:style-name="Táblázat19.A1" office:value-type="string">
              <text:p text:style-name="P7">Biztos tudás</text:p>
            </table:table-cell>
            <table:table-cell table:style-name="Táblázat19.A1" office:value-type="string">
              <text:p text:style-name="P7">Speciális <text:line-break/><text:span text:style-name="T5">(tanulható fortély, különleges <text:s/>képesség)</text:span></text:p>
            </table:table-cell>
            <table:table-cell table:style-name="Táblázat19.D1" office:value-type="string">
              <text:p text:style-name="P7">Követelmény</text:p>
            </table:table-cell>
          </table:table-row>
        </table:table-header-rows>
        <table:table-row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6">Alapvető bejelentési, társalgási formulák ismerete. Tudja, mikor hallgasson.</text:p>
            <text:p text:style-name="P4"><text:span text:style-name="T3">Példa</text:span>: <text:span text:style-name="T8">Kezdő udvaronc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Fogékonyság: 0</text:p>
          </table:table-cell>
        </table:table-row>
        <table:table-row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6">Bevonulási, bejelentési, köszöntő és udvarlási formulák lexikális ismerete.</text:p>
            <text:p text:style-name="P4"><text:span text:style-name="T3">Példa</text:span>: <text:span text:style-name="T7">Ifjú kardnemes.</text:span>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5">Intelligencia: 0</text:p>
            <text:p text:style-name="P5">Fogékonyság: +1</text:p>
          </table:table-cell>
        </table:table-row>
        <table:table-row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6">Ismeri és érzi a nemesi társaság hangulatának változásait.</text:p>
            <text:p text:style-name="P4"><text:span text:style-name="T3">Példa</text:span>: <text:span text:style-name="T7">Pallérozott nemes, apró hercegség udvarmestere.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Intelligencia: +1</text:p>
            <text:p text:style-name="P5">Fogékonyság: +2</text:p>
          </table:table-cell>
        </table:table-row>
        <table:table-row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6">Már nem csak a hangulat megváltozását, hanem a tömeg igényeit is érzékeli, így jókor képes azt manipulálni.</text:p>
            <text:p text:style-name="P4"><text:span text:style-name="T3">Példa</text:span>:<text:span text:style-name="T7"> Tapasztalt bálozó, öreg róka. Udvari ceremóniamester.</text:span>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5">Intelligencia: +2</text:p>
            <text:p text:style-name="P5">Fogékonyság: +3</text:p>
          </table:table-cell>
        </table:table-row>
        <table:table-row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6">Hírneve egy olyan fegyver, ami miatt a legtöbb konfliktust nyerő helyzetből kezdheti.</text:p>
            <text:p text:style-name="P4"><text:span text:style-name="T3">Példa</text:span>: <text:span text:style-name="T7">Legendás szarkavaró. Rettegik, tisztelik... és gyűlölik.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Intelligencia: +2</text:p>
            <text:p text:style-name="P5">Fogékonyság: +4</text:p>
          </table:table-cell>
        </table:table-row>
      </table:table>
      <text:p text:style-name="P10"/>
      <text:p text:style-name="P11">( Lapozz )</text:p>
      <text:p text:style-name="P12">Próbák: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7">Célszám</text:p>
            </table:table-cell>
            <table:table-cell table:style-name="Táblázat20.B1" office:value-type="string">
              <text:p text:style-name="P7">Példa</text:p>
            </table:table-cell>
          </table:table-row>
        </table:table-header-rows>
        <table:table-row>
          <table:table-cell table:style-name="Táblázat20.A2" office:value-type="string">
            <text:p text:style-name="P3"><text:span text:style-name="T6">Könnyű (</text:span>6)</text:p>
          </table:table-cell>
          <table:table-cell table:style-name="Táblázat20.B2" office:value-type="string">
            <text:p text:style-name="P4">Forma szerint bejelenteni a nemesi párt.</text:p>
          </table:table-cell>
        </table:table-row>
        <table:table-row>
          <table:table-cell table:style-name="Táblázat20.A3" office:value-type="string">
            <text:p text:style-name="P3"><text:span text:style-name="T6">Átlagos</text:span> (9)</text:p>
          </table:table-cell>
          <table:table-cell table:style-name="Táblázat20.B3" office:value-type="string">
            <text:p text:style-name="P4">Forma szerint bejelenteni az ellenséges országból érkező követeket, pár mondatos bájcsevegést folytatni velük.</text:p>
          </table:table-cell>
        </table:table-row>
        <table:table-row>
          <table:table-cell table:style-name="Táblázat20.A2" office:value-type="string">
            <text:p text:style-name="P3"><text:span text:style-name="T6">Nehéz</text:span> (12)</text:p>
          </table:table-cell>
          <table:table-cell table:style-name="Táblázat20.B2" office:value-type="string">
            <text:p text:style-name="P4">Saját kultúrán belül mindenkivel rangjához illő formulákkal, szófordulatokat kommunikálni a teljes könnyedség látszatával, véletlen sértések elkerülésével.</text:p>
          </table:table-cell>
        </table:table-row>
        <table:table-row>
          <table:table-cell table:style-name="Táblázat20.A3" office:value-type="string">
            <text:p text:style-name="P3"><text:span text:style-name="T6">Nagyon nehéz</text:span> (15)</text:p>
          </table:table-cell>
          <table:table-cell table:style-name="Táblázat20.B3" office:value-type="string">
            <text:p text:style-name="P4">Idegen kultúrába csöppenve elkerülni a sértéseket.</text:p>
            <text:p text:style-name="P4">Nemesi bálon hárítani a szóbeli rejtett támadásokat. </text:p>
            <text:p text:style-name="P4">Szándékos bárbaj provokációt presztízsveszteség nélkül hárítani.</text:p>
          </table:table-cell>
        </table:table-row>
        <table:table-row>
          <table:table-cell table:style-name="Táblázat20.A2" office:value-type="string">
            <text:p text:style-name="P3"><text:span text:style-name="T6">Rendkívül nehéz</text:span> (18)</text:p>
          </table:table-cell>
          <table:table-cell table:style-name="Táblázat20.B2" office:value-type="string">
            <text:p text:style-name="P4">Toroni vérnászt megnyerni. Több toroni dáma együttes támadását látszólag könnyedén hárítani.</text:p>
          </table:table-cell>
        </table:table-row>
        <table:table-row>
          <table:table-cell table:style-name="Táblázat20.A2" office:value-type="string">
            <text:p text:style-name="P3"><text:span text:style-name="T6">Emberfeletti</text:span> (21)</text:p>
          </table:table-cell>
          <table:table-cell table:style-name="Táblázat20.B2" office:value-type="string">
            <text:p text:style-name="P4">Egy toroni nemesnek – kiről egy napja nyílt titok, hogy lebukott ereni ügynök –, túlélnie egy toroni vérnászt és az egész nemesi bált, sőt még a párbajra hívást is.</text:p>
          </table:table-cell>
        </table:table-row>
      </table:table>
      <text:p text:style-name="P9">Célszámot módosító körülmények:</text:p>
      <text:list text:style-name="L1">
        <text:list-item>
          <text:p text:style-name="P13"><text:span text:style-name="_5b_RPG_5d__20_Áthúzott"><text:span text:style-name="T4">Bódult, részeg állapotban: + [1-6]</text:span></text:span></text:p>
        </text:list-item>
      </text:list>
      <text:p text:style-name="Text_20_body"><text:span text:style-name="_5b_RPG_5d__20_Áthúzot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49cm" fo:text-align="justify" style:justify-single-word="false" fo:widows="2" fo:text-indent="0.199cm" style:auto-text-indent="false"/>
      <style:text-properties style:font-name="FreeSerif" fo:font-size="10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km100 képzettségrendszer</dc:title>
    <dc:subject>Képzettségrendszer</dc:subject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62" meta:word-count="295" meta:character-count="2295"/>
  </office:meta>
</office:document-meta>
</file>